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02in"/>
    </style:style>
    <style:style style:name="co2" style:family="table-column">
      <style:table-column-properties fo:break-before="auto" style:column-width="1.55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4665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1.44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2736in"/>
    </style:style>
    <style:style style:name="co9" style:family="table-column">
      <style:table-column-properties fo:break-before="auto" style:column-width="1.678in"/>
    </style:style>
    <style:style style:name="co10" style:family="table-column">
      <style:table-column-properties fo:break-before="auto" style:column-width="1.6673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217in" fo:break-before="auto" style:use-optimal-row-height="false"/>
    </style:style>
    <style:style style:name="ro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color="#80808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Heading">
      <style:table-cell-properties fo:border="0.0138in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order="0.0138in solid #000000"/>
    </style:style>
    <style:style style:name="ce6" style:family="table-cell" style:parent-style-name="Default">
      <style:table-cell-properties fo:background-color="#ffff99" fo:border="0.0138in solid #000000"/>
    </style:style>
    <style:style style:name="ce7" style:family="table-cell" style:parent-style-name="Default">
      <style:table-cell-properties fo:background-color="#94bd5e" fo:border="0.0138in solid #000000"/>
    </style:style>
    <style:style style:name="ce8" style:family="table-cell" style:parent-style-name="Default">
      <style:table-cell-properties fo:background-color="#ffcc99" fo:border="0.0138in solid #000000"/>
    </style:style>
    <style:style style:name="ce9" style:family="table-cell" style:parent-style-name="Default">
      <style:table-cell-properties fo:background-color="transparent" fo:border="0.0138in solid #000000"/>
    </style:style>
    <style:style style:name="ce10" style:family="table-cell" style:parent-style-name="Default">
      <style:table-cell-properties fo:background-color="#c0c0c0" fo:border="0.0138in solid #000000"/>
    </style:style>
    <style:style style:name="ce11" style:family="table-cell" style:parent-style-name="Heading">
      <style:table-cell-properties fo:border="0.0138in solid #000000"/>
      <style:text-properties fo:font-size="12pt" style:font-size-asian="12pt" style:font-size-complex="12pt"/>
    </style:style>
    <style:style style:name="ce12" style:family="table-cell" style:parent-style-name="Heading"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94bd5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Heading" office:value-type="string">
            <text:p>CTM queue</text:p>
          </table:table-cell>
          <table:table-cell table:style-name="Heading" office:value-type="string">
            <text:p>In use</text:p>
          </table:table-cell>
          <table:table-cell table:style-name="Heading" office:value-type="string">
            <text:p>JIRA state</text:p>
          </table:table-cell>
          <table:table-cell table:style-name="Heading" office:value-type="string">
            <text:p>JIRA Tas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454 Sequencing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  <table:table-cell table:number-columns-repeated="3"/>
        </table:table-row>
        <table:table-row table:style-name="ro2">
          <table:table-cell office:value-type="string">
            <text:p>Assembled</text:p>
          </table:table-cell>
          <table:table-cell office:value-type="string">
            <text:p>outdated</text:p>
          </table:table-cell>
          <table:table-cell office:value-type="string">
            <text:p>Assembl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Assembly</text:p>
          </table:table-cell>
          <table:table-cell office:value-type="string">
            <text:p>currently used</text:p>
          </table:table-cell>
          <table:table-cell office:value-type="string">
            <text:p>Assembl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Assigned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office:value-type="string">
            <text:p>Avian</text:p>
          </table:table-cell>
          <table:table-cell office:value-type="string">
            <text:p>outdate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Avian Varied Subtype</text:p>
          </table:table-cell>
          <table:table-cell office:value-type="string">
            <text:p>outdate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Avian-Mistyped</text:p>
          </table:table-cell>
          <table:table-cell office:value-type="string">
            <text:p>outdate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Closure</text:p>
          </table:table-cell>
          <table:table-cell office:value-type="string">
            <text:p>currently used</text:p>
          </table:table-cell>
          <table:table-cell office:value-type="string">
            <text:p>Close Sample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office:value-type="string">
            <text:p>Coinfection/Mixed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Collection Validation</text:p>
          </table:table-cell>
          <table:table-cell office:value-type="string">
            <text:p>outdated</text:p>
          </table:table-cell>
          <table:table-cell office:value-type="string">
            <text:p>Validat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Custom Primer Design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custom closure Task</text:p>
          </table:table-cell>
          <table:table-cell table:number-columns-repeated="3"/>
        </table:table-row>
        <table:table-row table:style-name="ro2">
          <table:table-cell office:value-type="string">
            <text:p>Deprecated</text:p>
          </table:table-cell>
          <table:table-cell office:value-type="string">
            <text:p>currently used</text:p>
          </table:table-cell>
          <table:table-cell office:value-type="string">
            <text:p>Deprecated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Draft Published</text:p>
          </table:table-cell>
          <table:table-cell office:value-type="string">
            <text:p>outdated</text:p>
          </table:table-cell>
          <table:table-cell office:value-type="string">
            <text:p>Sample Published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Draft Submission</text:p>
          </table:table-cell>
          <table:table-cell office:value-type="string">
            <text:p>currently used</text:p>
          </table:table-cell>
          <table:table-cell office:value-type="string">
            <text:p>Deliver Data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DW09 Pending</text:p>
          </table:table-cell>
          <table:table-cell office:value-type="string">
            <text:p>outdated</text:p>
          </table:table-cell>
          <table:table-cell office:value-type="string">
            <text:p>Collaborator Review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Edit</text:p>
          </table:table-cell>
          <table:table-cell office:value-type="string">
            <text:p>currently used</text:p>
          </table:table-cell>
          <table:table-cell office:value-type="string">
            <text:p>Close Sample</text:p>
          </table:table-cell>
          <table:table-cell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Final Check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Full Plate Redo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Hold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Initial Manual Edit</text:p>
          </table:table-cell>
          <table:table-cell office:value-type="string">
            <text:p>currently used</text:p>
          </table:table-cell>
          <table:table-cell office:value-type="string">
            <text:p>Close Sample</text:p>
          </table:table-cell>
          <table:table-cell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Manual Edit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Closure Editing Task</text:p>
          </table:table-cell>
          <table:table-cell table:number-columns-repeated="3"/>
        </table:table-row>
        <table:table-row table:style-name="ro3">
          <table:table-cell office:value-type="string">
            <text:p>NextGen Sequencing Completed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table:style-name="ce1" office:value-type="string">
            <text:p>Illumina Sequencing?</text:p>
          </table:table-cell>
          <table:table-cell table:number-columns-repeated="3"/>
        </table:table-row>
        <table:table-row table:style-name="ro3">
          <table:table-cell office:value-type="string">
            <text:p>NextGen Validation</text:p>
          </table:table-cell>
          <table:table-cell office:value-type="string">
            <text:p>currently used</text:p>
          </table:table-cell>
          <table:table-cell office:value-type="string">
            <text:p>Validat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Pending</text:p>
          </table:table-cell>
          <table:table-cell office:value-type="string">
            <text:p>currently used (non-flu)</text:p>
          </table:table-cell>
          <table:table-cell office:value-type="string">
            <text:p>Collaborator Review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3">
          <table:table-cell office:value-type="string">
            <text:p>Pending-Extra Contigs</text:p>
          </table:table-cell>
          <table:table-cell office:value-type="string">
            <text:p>outdated</text:p>
          </table:table-cell>
          <table:table-cell office:value-type="string">
            <text:p>Collaborator Review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Post-Validation</text:p>
          </table:table-cell>
          <table:table-cell office:value-type="string">
            <text:p>outdated</text:p>
          </table:table-cell>
          <table:table-cell office:value-type="string">
            <text:p>Collaborator Review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Primer Design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custom closure Task</text:p>
          </table:table-cell>
          <table:table-cell table:number-columns-repeated="3"/>
        </table:table-row>
        <table:table-row table:style-name="ro2">
          <table:table-cell office:value-type="string">
            <text:p>Published</text:p>
          </table:table-cell>
          <table:table-cell office:value-type="string">
            <text:p>currently used</text:p>
          </table:table-cell>
          <table:table-cell office:value-type="string">
            <text:p>Sample Published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R&amp;D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Reassembly</text:p>
          </table:table-cell>
          <table:table-cell office:value-type="string">
            <text:p>outdated</text:p>
          </table:table-cell>
          <table:table-cell office:value-type="string">
            <text:p>Assembl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Recalled</text:p>
          </table:table-cell>
          <table:table-cell office:value-type="string">
            <text:p>outdated</text:p>
          </table:table-cell>
          <table:table-cell office:value-type="string">
            <text:p>Deprecated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Received</text:p>
          </table:table-cell>
          <table:table-cell office:value-type="string">
            <text:p>currently used</text:p>
          </table:table-cell>
          <table:table-cell office:value-type="string">
            <text:p>Received sampl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Redundant</text:p>
          </table:table-cell>
          <table:table-cell office:value-type="string">
            <text:p>outdated</text:p>
          </table:table-cell>
          <table:table-cell office:value-type="string">
            <text:p>Deprecated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Rejected</text:p>
          </table:table-cell>
          <table:table-cell office:value-type="string">
            <text:p>outdated</text:p>
          </table:table-cell>
          <table:table-cell office:value-type="string">
            <text:p>Unresolved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3">
          <table:table-cell office:value-type="string">
            <text:p>Resequencing</text:p>
          </table:table-cell>
          <table:table-cell office:value-type="string">
            <text:p>outdated</text:p>
          </table:table-cell>
          <table:table-cell office:value-type="string">
            <text:p>Lab Processing</text:p>
          </table:table-cell>
          <table:table-cell table:style-name="ce1" office:value-type="string">
            <text:p>Illumina Sequencing?</text:p>
          </table:table-cell>
          <table:table-cell table:number-columns-repeated="3"/>
        </table:table-row>
        <table:table-row table:style-name="ro2">
          <table:table-cell office:value-type="string">
            <text:p>RT-PCR</text:p>
          </table:table-cell>
          <table:table-cell office:value-type="string">
            <text:p>currently used (non-flu)</text:p>
          </table:table-cell>
          <table:table-cell office:value-type="string">
            <text:p>Lab Processing</text:p>
          </table:table-cell>
          <table:table-cell office:value-type="string">
            <text:p>RT-PCR Task</text:p>
          </table:table-cell>
          <table:table-cell table:number-columns-repeated="3"/>
        </table:table-row>
        <table:table-row table:style-name="ro2">
          <table:table-cell office:value-type="string">
            <text:p>Sanger Sequencing</text:p>
          </table:table-cell>
          <table:table-cell office:value-type="string">
            <text:p>outdated</text:p>
          </table:table-cell>
          <table:table-cell office:value-type="string">
            <text:p>Lab Processing</text:p>
          </table:table-cell>
          <table:table-cell office:value-type="string">
            <text:p>Sanger Sequencing</text:p>
          </table:table-cell>
          <table:table-cell table:number-columns-repeated="3"/>
        </table:table-row>
        <table:table-row table:style-name="ro2">
          <table:table-cell office:value-type="string">
            <text:p>Sequencing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table:style-name="ce1" office:value-type="string">
            <text:p>Sanger Sequencing?</text:p>
          </table:table-cell>
          <table:table-cell table:number-columns-repeated="3"/>
        </table:table-row>
        <table:table-row table:style-name="ro2">
          <table:table-cell office:value-type="string">
            <text:p>SISPA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office:value-type="string">
            <text:p>SISPA Task</text:p>
          </table:table-cell>
          <table:table-cell table:number-columns-repeated="3"/>
        </table:table-row>
        <table:table-row table:style-name="ro2">
          <table:table-cell office:value-type="string">
            <text:p>SISPA Redo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office:value-type="string">
            <text:p>SISPA Task</text:p>
          </table:table-cell>
          <table:table-cell table:number-columns-repeated="3"/>
        </table:table-row>
        <table:table-row table:style-name="ro2">
          <table:table-cell office:value-type="string">
            <text:p>Submission</text:p>
          </table:table-cell>
          <table:table-cell office:value-type="string">
            <text:p>currently used</text:p>
          </table:table-cell>
          <table:table-cell office:value-type="string">
            <text:p>Deliver Data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3">
          <table:table-cell office:value-type="string">
            <text:p>Submitted to Genbank</text:p>
          </table:table-cell>
          <table:table-cell office:value-type="string">
            <text:p>currently used</text:p>
          </table:table-cell>
          <table:table-cell office:value-type="string">
            <text:p>Submitted to Genbank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Test Samples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Unresolved</text:p>
          </table:table-cell>
          <table:table-cell office:value-type="string">
            <text:p>currently used</text:p>
          </table:table-cell>
          <table:table-cell office:value-type="string">
            <text:p>Unresolved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Validation</text:p>
          </table:table-cell>
          <table:table-cell office:value-type="string">
            <text:p>currently used</text:p>
          </table:table-cell>
          <table:table-cell office:value-type="string">
            <text:p>Validat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Heading" office:value-type="string">
            <text:p>CTM Tasks</text:p>
          </table:table-cell>
          <table:table-cell/>
          <table:table-cell table:style-name="Heading" office:value-type="string">
            <text:p>JIRA state</text:p>
          </table:table-cell>
          <table:table-cell table:style-name="Heading" office:value-type="string">
            <text:p>JIRA Tas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5' RACE PCR</text:p>
          </table:table-cell>
          <table:table-cell/>
          <table:table-cell table:style-name="ce1" office:value-type="string">
            <text:p>Unknown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Assemble</text:p>
          </table:table-cell>
          <table:table-cell/>
          <table:table-cell office:value-type="string">
            <text:p>Assembl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Close Gap</text:p>
          </table:table-cell>
          <table:table-cell/>
          <table:table-cell office:value-type="string">
            <text:p>Close Sample</text:p>
          </table:table-cell>
          <table:table-cell office:value-type="string">
            <text:p>In-house closure task</text:p>
          </table:table-cell>
          <table:table-cell table:number-columns-repeated="3"/>
        </table:table-row>
        <table:table-row table:style-name="ro2">
          <table:table-cell office:value-type="string">
            <text:p>Cover 1x Area</text:p>
          </table:table-cell>
          <table:table-cell/>
          <table:table-cell office:value-type="string">
            <text:p>Close Sample</text:p>
          </table:table-cell>
          <table:table-cell office:value-type="string">
            <text:p>In-house closure task</text:p>
          </table:table-cell>
          <table:table-cell table:number-columns-repeated="3"/>
        </table:table-row>
        <table:table-row table:style-name="ro2">
          <table:table-cell office:value-type="string">
            <text:p>Coverage Analysis</text:p>
          </table:table-cell>
          <table:table-cell/>
          <table:table-cell office:value-type="string">
            <text:p>Close Sample</text:p>
          </table:table-cell>
          <table:table-cell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Edit BAC</text:p>
          </table:table-cell>
          <table:table-cell/>
          <table:table-cell office:value-type="string">
            <text:p>Close Sample</text:p>
          </table:table-cell>
          <table:table-cell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Final Check</text:p>
          </table:table-cell>
          <table:table-cell/>
          <table:table-cell office:value-type="string">
            <text:p>Close Sample</text:p>
          </table:table-cell>
          <table:table-cell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Insert Ligated End Sequences</text:p>
          </table:table-cell>
          <table:table-cell/>
          <table:table-cell table:style-name="ce1" office:value-type="string">
            <text:p>Unknown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PCR</text:p>
          </table:table-cell>
          <table:table-cell/>
          <table:table-cell office:value-type="string">
            <text:p>Lab Processing</text:p>
          </table:table-cell>
          <table:table-cell office:value-type="string">
            <text:p>PCR Task</text:p>
          </table:table-cell>
          <table:table-cell table:number-columns-repeated="3"/>
        </table:table-row>
        <table:table-row table:style-name="ro2">
          <table:table-cell office:value-type="string">
            <text:p>Reassemble</text:p>
          </table:table-cell>
          <table:table-cell/>
          <table:table-cell office:value-type="string">
            <text:p>Assembl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redo RT-PCR sequencing</text:p>
          </table:table-cell>
          <table:table-cell/>
          <table:table-cell office:value-type="string">
            <text:p>Lab Processing</text:p>
          </table:table-cell>
          <table:table-cell office:value-type="string">
            <text:p>RT-PCR Task</text:p>
          </table:table-cell>
          <table:table-cell table:number-columns-repeated="3"/>
        </table:table-row>
        <table:table-row table:style-name="ro3">
          <table:table-cell office:value-type="string">
            <text:p>Repeat Amplicon</text:p>
          </table:table-cell>
          <table:table-cell/>
          <table:table-cell office:value-type="string">
            <text:p>Close Sample</text:p>
          </table:table-cell>
          <table:table-cell office:value-type="string">
            <text:p>In-house closure task</text:p>
          </table:table-cell>
          <table:table-cell table:number-columns-repeated="3"/>
        </table:table-row>
        <table:table-row table:style-name="ro3">
          <table:table-cell office:value-type="string">
            <text:p>Resequence</text:p>
          </table:table-cell>
          <table:table-cell/>
          <table:table-cell office:value-type="string">
            <text:p>Lab Processing</text:p>
          </table:table-cell>
          <table:table-cell office:value-type="string">
            <text:p>Sanger Sequencing</text:p>
          </table:table-cell>
          <table:table-cell table:number-columns-repeated="3"/>
        </table:table-row>
        <table:table-row table:style-name="ro2">
          <table:table-cell office:value-type="string">
            <text:p>Resolve Ambiguity</text:p>
          </table:table-cell>
          <table:table-cell/>
          <table:table-cell office:value-type="string">
            <text:p>Close Sample</text:p>
          </table:table-cell>
          <table:table-cell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Resolve discrepancy</text:p>
          </table:table-cell>
          <table:table-cell/>
          <table:table-cell office:value-type="string">
            <text:p>Close Sample</text:p>
          </table:table-cell>
          <table:table-cell office:value-type="string">
            <text:p>Closure Editing Task</text:p>
          </table:table-cell>
          <table:table-cell table:number-columns-repeated="3"/>
        </table:table-row>
        <table:table-row table:style-name="ro3">
          <table:table-cell office:value-type="string">
            <text:p>Resolve frameshift</text:p>
          </table:table-cell>
          <table:table-cell/>
          <table:table-cell office:value-type="string">
            <text:p>Close Sample</text:p>
          </table:table-cell>
          <table:table-cell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RT-PCR</text:p>
          </table:table-cell>
          <table:table-cell/>
          <table:table-cell office:value-type="string">
            <text:p>Lab Processing</text:p>
          </table:table-cell>
          <table:table-cell office:value-type="string">
            <text:p>RT-PCR Task</text:p>
          </table:table-cell>
          <table:table-cell table:number-columns-repeated="3"/>
        </table:table-row>
        <table:table-row table:style-name="ro3">
          <table:table-cell office:value-type="string">
            <text:p>RT-PCR Amplicon</text:p>
          </table:table-cell>
          <table:table-cell/>
          <table:table-cell office:value-type="string">
            <text:p>Lab Processing</text:p>
          </table:table-cell>
          <table:table-cell office:value-type="string">
            <text:p>RT-PCR Task</text:p>
          </table:table-cell>
          <table:table-cell table:number-columns-repeated="3"/>
        </table:table-row>
        <table:table-row table:style-name="ro2">
          <table:table-cell office:value-type="string">
            <text:p>SAP</text:p>
          </table:table-cell>
          <table:table-cell/>
          <table:table-cell table:style-name="ce1" office:value-type="string">
            <text:p>Unknown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Sequence</text:p>
          </table:table-cell>
          <table:table-cell/>
          <table:table-cell office:value-type="string">
            <text:p>Lab Processing</text:p>
          </table:table-cell>
          <table:table-cell office:value-type="string">
            <text:p>Sanger Sequencing</text:p>
          </table:table-cell>
          <table:table-cell table:number-columns-repeated="3"/>
        </table:table-row>
        <table:table-row table:style-name="ro2">
          <table:table-cell office:value-type="string">
            <text:p>Submit</text:p>
          </table:table-cell>
          <table:table-cell/>
          <table:table-cell office:value-type="string">
            <text:p>Deliver Data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Submit Assembly</text:p>
          </table:table-cell>
          <table:table-cell/>
          <table:table-cell office:value-type="string">
            <text:p>Deliver Data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TOPO Clone</text:p>
          </table:table-cell>
          <table:table-cell/>
          <table:table-cell table:style-name="ce1" office:value-type="string">
            <text:p>Unknown</text:p>
          </table:table-cell>
          <table:table-cell table:style-name="ce1" office:value-type="string">
            <text:p>Unknown</text:p>
          </table:table-cell>
          <table:table-cell table:number-columns-repeated="3"/>
        </table:table-row>
      </table:table>
      <table:table table:name="Sheet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Heading" office:value-type="string">
            <text:p>CTM queue</text:p>
          </table:table-cell>
          <table:table-cell table:style-name="Heading" office:value-type="string">
            <text:p>In use</text:p>
          </table:table-cell>
          <table:table-cell table:style-name="Heading" office:value-type="string">
            <text:p>JIRA state</text:p>
          </table:table-cell>
          <table:table-cell table:style-name="Heading" office:value-type="string">
            <text:p>JIRA Task</text:p>
          </table:table-cell>
          <table:table-cell table:number-columns-repeated="3"/>
        </table:table-row>
        <table:table-row table:style-name="ro1">
          <table:table-cell table:style-name="Heading" table:number-columns-repeated="4"/>
          <table:table-cell table:number-columns-repeated="3"/>
        </table:table-row>
        <table:table-row table:style-name="ro2">
          <table:table-cell table:style-name="ce3" office:value-type="string">
            <text:p>Unknowns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>
            <text:p>Avian</text:p>
          </table:table-cell>
          <table:table-cell office:value-type="string">
            <text:p>outdated</text:p>
          </table:table-cell>
          <table:table-cell table:style-name="ce1" office:value-type="string">
            <text:p>Unknown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Avian Varied Subtype</text:p>
          </table:table-cell>
          <table:table-cell office:value-type="string">
            <text:p>outdated</text:p>
          </table:table-cell>
          <table:table-cell table:style-name="ce1" office:value-type="string">
            <text:p>Unknown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Avian-Mistyped</text:p>
          </table:table-cell>
          <table:table-cell office:value-type="string">
            <text:p>outdated</text:p>
          </table:table-cell>
          <table:table-cell table:style-name="ce1" office:value-type="string">
            <text:p>Unknown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>
            <text:p>Coinfection/Mixed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Final Check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Full Plate Redo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Hold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>
            <text:p>NextGen Sequencing Completed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office:value-type="string">
            <text:p>Illumina Sequencing?</text:p>
          </table:table-cell>
          <table:table-cell table:number-columns-repeated="3"/>
        </table:table-row>
        <table:table-row table:style-name="ro2">
          <table:table-cell office:value-type="string">
            <text:p>R&amp;D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3">
          <table:table-cell office:value-type="string">
            <text:p>Resequencing</text:p>
          </table:table-cell>
          <table:table-cell office:value-type="string">
            <text:p>outdated</text:p>
          </table:table-cell>
          <table:table-cell office:value-type="string">
            <text:p>Lab Processing</text:p>
          </table:table-cell>
          <table:table-cell office:value-type="string">
            <text:p>Illumina Sequencing?</text:p>
          </table:table-cell>
          <table:table-cell table:number-columns-repeated="3"/>
        </table:table-row>
        <table:table-row table:style-name="ro2">
          <table:table-cell office:value-type="string">
            <text:p>Sequencing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office:value-type="string">
            <text:p>Sanger Sequencing?</text:p>
          </table:table-cell>
          <table:table-cell table:number-columns-repeated="3"/>
        </table:table-row>
        <table:table-row table:style-name="ro2">
          <table:table-cell office:value-type="string">
            <text:p>Test Samples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>
            <text:p>CTM State -&gt; JIRA Task</text:p>
          </table:table-cell>
          <table:table-cell table:number-columns-repeated="6"/>
        </table:table-row>
        <table:table-row table:style-name="ro2">
          <table:table-cell office:value-type="string">
            <text:p>454 Sequencing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table:style-name="Default" office:value-type="string">
            <text:p>454 Sequencing</text:p>
          </table:table-cell>
          <table:table-cell table:number-columns-repeated="3"/>
        </table:table-row>
        <table:table-row table:style-name="ro2">
          <table:table-cell office:value-type="string">
            <text:p>Custom Primer Design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table:style-name="Default" office:value-type="string">
            <text:p>custom closure Task</text:p>
          </table:table-cell>
          <table:table-cell table:number-columns-repeated="3"/>
        </table:table-row>
        <table:table-row table:style-name="ro2">
          <table:table-cell office:value-type="string">
            <text:p>Edit</text:p>
          </table:table-cell>
          <table:table-cell office:value-type="string">
            <text:p>currently used</text:p>
          </table:table-cell>
          <table:table-cell office:value-type="string">
            <text:p>Close Sample</text:p>
          </table:table-cell>
          <table:table-cell table:style-name="Default"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Initial Manual Edit</text:p>
          </table:table-cell>
          <table:table-cell office:value-type="string">
            <text:p>currently used</text:p>
          </table:table-cell>
          <table:table-cell office:value-type="string">
            <text:p>Close Sample</text:p>
          </table:table-cell>
          <table:table-cell table:style-name="Default"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Manual Edit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table:style-name="Default" office:value-type="string">
            <text:p>Closure Editing Task</text:p>
          </table:table-cell>
          <table:table-cell table:number-columns-repeated="3"/>
        </table:table-row>
        <table:table-row table:style-name="ro2">
          <table:table-cell office:value-type="string">
            <text:p>Primer Design</text:p>
          </table:table-cell>
          <table:table-cell office:value-type="string">
            <text:p>outdated</text:p>
          </table:table-cell>
          <table:table-cell office:value-type="string">
            <text:p>Close Sample</text:p>
          </table:table-cell>
          <table:table-cell table:style-name="Default" office:value-type="string">
            <text:p>custom closure Task</text:p>
          </table:table-cell>
          <table:table-cell table:number-columns-repeated="3"/>
        </table:table-row>
        <table:table-row table:style-name="ro2">
          <table:table-cell office:value-type="string">
            <text:p>RT-PCR</text:p>
          </table:table-cell>
          <table:table-cell office:value-type="string">
            <text:p>currently used (non-flu)</text:p>
          </table:table-cell>
          <table:table-cell office:value-type="string">
            <text:p>Lab Processing</text:p>
          </table:table-cell>
          <table:table-cell table:style-name="Default" office:value-type="string">
            <text:p>RT-PCR Task</text:p>
          </table:table-cell>
          <table:table-cell table:number-columns-repeated="3"/>
        </table:table-row>
        <table:table-row table:style-name="ro2">
          <table:table-cell office:value-type="string">
            <text:p>Sanger Sequencing</text:p>
          </table:table-cell>
          <table:table-cell office:value-type="string">
            <text:p>outdated</text:p>
          </table:table-cell>
          <table:table-cell office:value-type="string">
            <text:p>Lab Processing</text:p>
          </table:table-cell>
          <table:table-cell table:style-name="Default" office:value-type="string">
            <text:p>Sanger Sequencing</text:p>
          </table:table-cell>
          <table:table-cell table:number-columns-repeated="3"/>
        </table:table-row>
        <table:table-row table:style-name="ro2">
          <table:table-cell office:value-type="string">
            <text:p>SISPA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table:style-name="Default" office:value-type="string">
            <text:p>SISPA Task</text:p>
          </table:table-cell>
          <table:table-cell table:number-columns-repeated="3"/>
        </table:table-row>
        <table:table-row table:style-name="ro2">
          <table:table-cell office:value-type="string">
            <text:p>SISPA Redo</text:p>
          </table:table-cell>
          <table:table-cell office:value-type="string">
            <text:p>currently used</text:p>
          </table:table-cell>
          <table:table-cell office:value-type="string">
            <text:p>Lab Processing</text:p>
          </table:table-cell>
          <table:table-cell table:style-name="Default" office:value-type="string">
            <text:p>SISPA Task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Heading" office:value-type="string">
            <text:p>CTM Tasks</text:p>
          </table:table-cell>
          <table:table-cell/>
          <table:table-cell table:style-name="Heading" office:value-type="string">
            <text:p>JIRA state</text:p>
          </table:table-cell>
          <table:table-cell table:style-name="Heading" office:value-type="string">
            <text:p>JIRA Task</text:p>
          </table:table-cell>
          <table:table-cell table:number-columns-repeated="3"/>
        </table:table-row>
        <table:table-row table:style-name="ro1">
          <table:table-cell table:style-name="Heading"/>
          <table:table-cell/>
          <table:table-cell table:style-name="Heading" table:number-columns-repeated="2"/>
          <table:table-cell table:number-columns-repeated="3"/>
        </table:table-row>
        <table:table-row table:style-name="ro2">
          <table:table-cell table:style-name="ce3" office:value-type="string">
            <text:p>Unknowns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>
            <text:p>5' RACE PCR</text:p>
          </table:table-cell>
          <table:table-cell/>
          <table:table-cell table:style-name="ce1" office:value-type="string">
            <text:p>Unknown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Insert Ligated End Sequences</text:p>
          </table:table-cell>
          <table:table-cell/>
          <table:table-cell table:style-name="ce1" office:value-type="string">
            <text:p>Unknown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SAP</text:p>
          </table:table-cell>
          <table:table-cell/>
          <table:table-cell table:style-name="ce1" office:value-type="string">
            <text:p>Unknown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>
            <text:p>TOPO Clone</text:p>
          </table:table-cell>
          <table:table-cell/>
          <table:table-cell table:style-name="ce1" office:value-type="string">
            <text:p>Unknown</text:p>
          </table:table-cell>
          <table:table-cell office:value-type="string">
            <text:p>Unknown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3" office:value-type="string">
            <text:p>CTM Task -&gt; JIRA Stat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>
            <text:p>Assemble</text:p>
          </table:table-cell>
          <table:table-cell/>
          <table:table-cell office:value-type="string">
            <text:p>Assembl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Reassemble</text:p>
          </table:table-cell>
          <table:table-cell/>
          <table:table-cell office:value-type="string">
            <text:p>Assemble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Submit</text:p>
          </table:table-cell>
          <table:table-cell/>
          <table:table-cell office:value-type="string">
            <text:p>Deliver Data</text:p>
          </table:table-cell>
          <table:table-cell table:style-name="ce2" office:value-type="string">
            <text:p>N/A</text:p>
          </table:table-cell>
          <table:table-cell table:number-columns-repeated="3"/>
        </table:table-row>
        <table:table-row table:style-name="ro2">
          <table:table-cell office:value-type="string">
            <text:p>Submit Assembly</text:p>
          </table:table-cell>
          <table:table-cell/>
          <table:table-cell office:value-type="string">
            <text:p>Deliver Data</text:p>
          </table:table-cell>
          <table:table-cell table:style-name="ce2" office:value-type="string">
            <text:p>N/A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 office:value-type="string">
            <text:p>SQL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elect h.ctm_reference_id, ctm_task_id, tt.name task_type, rs.name status, h.date_in, task_start, task_end from</text:p>
          </table:table-cell>
        </table:table-row>
        <table:table-row table:style-name="ro2">
          <table:table-cell office:value-type="string">
            <text:p>(</text:p>
          </table:table-cell>
        </table:table-row>
        <table:table-row table:style-name="ro2">
          <table:table-cell office:value-type="string">
            <text:p><text:s text:c="2"/>select t.ctm_task_id, ctm_reference_id, ctm_task_type_id, min(creation_date) task_start, min(date_in) task_end</text:p>
          </table:table-cell>
        </table:table-row>
        <table:table-row table:style-name="ro2">
          <table:table-cell office:value-type="string">
            <text:p><text:s text:c="4"/>from ctm_task t join ctm_task_history th on t.ctm_task_id = th.ctm_task_id</text:p>
          </table:table-cell>
        </table:table-row>
        <table:table-row table:style-name="ro2">
          <table:table-cell office:value-type="string">
            <text:p><text:s text:c="4"/>where th.ctm_task_status_id &gt; 3</text:p>
          </table:table-cell>
        </table:table-row>
        <table:table-row table:style-name="ro2">
          <table:table-cell office:value-type="string">
            <text:p><text:s text:c="4"/>group by t.ctm_task_id</text:p>
          </table:table-cell>
        </table:table-row>
        <table:table-row table:style-name="ro2">
          <table:table-cell office:value-type="string">
            <text:p>) tasks</text:p>
          </table:table-cell>
        </table:table-row>
        <table:table-row table:style-name="ro2">
          <table:table-cell office:value-type="string">
            <text:p>join ctm_reference_history h</text:p>
          </table:table-cell>
        </table:table-row>
        <table:table-row table:style-name="ro2">
          <table:table-cell office:value-type="string">
            <text:p>on h.ctm_reference_id = tasks.ctm_reference_id</text:p>
          </table:table-cell>
        </table:table-row>
        <table:table-row table:style-name="ro2">
          <table:table-cell office:value-type="string">
            <text:p>join ctm_reference_status rs</text:p>
          </table:table-cell>
        </table:table-row>
        <table:table-row table:style-name="ro2">
          <table:table-cell office:value-type="string">
            <text:p>on h.ctm_reference_status_id = rs.ctm_reference_status_id</text:p>
          </table:table-cell>
        </table:table-row>
        <table:table-row table:style-name="ro2">
          <table:table-cell office:value-type="string">
            <text:p>join ctm_task_type tt</text:p>
          </table:table-cell>
        </table:table-row>
        <table:table-row table:style-name="ro2">
          <table:table-cell office:value-type="string">
            <text:p>on tasks.ctm_task_type_id = tt.ctm_task_type_id</text:p>
          </table:table-cell>
        </table:table-row>
        <table:table-row table:style-name="ro2">
          <table:table-cell office:value-type="string">
            <text:p>where h.date_in &gt; task_start and h.date_in &lt; task_end</text:p>
          </table:table-cell>
        </table:table-row>
        <table:table-row table:style-name="ro2">
          <table:table-cell office:value-type="string">
            <text:p>order by h.ctm_reference_id, ctm_task_id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hell</text:p>
          </table:table-cell>
        </table:table-row>
        <table:table-row table:style-name="ro2">
          <table:table-cell office:value-type="string">
            <text:p>cut -c 31-112 /tmp/tmp.csv | sort | uniq -c &gt; /tmp/tmp2.csv</text:p>
          </table:table-cell>
        </table:table-row>
      </table:table>
      <table:table table:name="Sheet3" table:style-name="ta1" table:print="false"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9" table:default-cell-style-name="ce6"/>
        <table:table-column table:style-name="co7" table:number-columns-repeated="1019" table:default-cell-style-name="ce13"/>
        <table:table-row table:style-name="ro5">
          <table:table-cell table:style-name="ce4"/>
          <table:table-cell table:style-name="ce4" office:value-type="string" table:number-columns-spanned="2" table:number-rows-spanned="1">
            <text:p>CTM State Mapping</text:p>
          </table:table-cell>
          <table:covered-table-cell table:style-name="ce4"/>
          <table:table-cell table:style-name="ce4" office:value-type="string" table:number-columns-spanned="2" table:number-rows-spanned="1">
            <text:p>CTM Task Mapping</text:p>
          </table:table-cell>
          <table:covered-table-cell table:style-name="ce4"/>
          <table:table-cell table:style-name="ce12" table:number-columns-repeated="1019"/>
        </table:table-row>
        <table:table-row table:style-name="ro5">
          <table:table-cell table:style-name="ce4" office:value-type="string">
            <text:p>Instances</text:p>
          </table:table-cell>
          <table:table-cell table:style-name="ce11" office:value-type="string">
            <text:p>JIRA State</text:p>
          </table:table-cell>
          <table:table-cell table:style-name="ce11" office:value-type="string">
            <text:p>JIRA Task</text:p>
          </table:table-cell>
          <table:table-cell table:style-name="ce11" office:value-type="string">
            <text:p>JIRA State</text:p>
          </table:table-cell>
          <table:table-cell table:style-name="ce11" office:value-type="string">
            <text:p>JIRA Task</text:p>
          </table:table-cell>
          <table:table-cell table:style-name="ce12" table:number-columns-repeated="1019"/>
        </table:table-row>
        <table:table-row table:style-name="ro2">
          <table:table-cell table:style-name="ce5" table:number-columns-repeated="5"/>
          <table:table-cell table:style-name="Default" table:number-columns-repeated="1019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string">
            <text:p>?Avian</text:p>
          </table:table-cell>
          <table:table-cell table:style-name="ce5" office:value-type="string">
            <text:p>Closur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Cover 1x Area</text:p>
          </table:table-cell>
          <table:table-cell table:style-name="Default" table:number-columns-repeated="1019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?Avian</text:p>
          </table:table-cell>
          <table:table-cell table:style-name="ce5" office:value-type="string">
            <text:p>Closure</text:p>
          </table:table-cell>
          <table:table-cell table:style-name="ce5" office:value-type="string">
            <text:p>PCR</text:p>
          </table:table-cell>
          <table:table-cell table:style-name="ce5" office:value-type="string">
            <text:p>redo RT-PCR sequencing</text:p>
          </table:table-cell>
          <table:table-cell table:style-name="Default" table:number-columns-repeated="1019"/>
        </table:table-row>
        <table:table-row table:style-name="ro2">
          <table:table-cell table:style-name="ce5" office:value-type="float" office:value="153">
            <text:p>153</text:p>
          </table:table-cell>
          <table:table-cell table:style-name="ce5" office:value-type="string">
            <text:p>?Avian</text:p>
          </table:table-cell>
          <table:table-cell table:style-name="ce5" office:value-type="string">
            <text:p>Closur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Repeat Amplicon</text:p>
          </table:table-cell>
          <table:table-cell table:style-name="Default" table:number-columns-repeated="1019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5" office:value-type="string">
            <text:p>?Avian</text:p>
          </table:table-cell>
          <table:table-cell table:style-name="ce5" office:value-type="string">
            <text:p>Lab/Closure</text:p>
          </table:table-cell>
          <table:table-cell table:style-name="ce5" office:value-type="string">
            <text:p>Sequence</text:p>
          </table:table-cell>
          <table:table-cell table:style-name="ce5" office:value-type="string">
            <text:p>Resequence</text:p>
          </table:table-cell>
          <table:table-cell table:style-name="Default" table:number-columns-repeated="1019"/>
        </table:table-row>
        <table:table-row table:style-name="ro2">
          <table:table-cell table:style-name="ce5" office:value-type="float" office:value="659">
            <text:p>659</text:p>
          </table:table-cell>
          <table:table-cell table:style-name="ce5" office:value-type="string">
            <text:p>?Avian</text:p>
          </table:table-cell>
          <table:table-cell table:style-name="ce5" office:value-type="string">
            <text:p>Lab/Closure</text:p>
          </table:table-cell>
          <table:table-cell table:style-name="ce5" office:value-type="string">
            <text:p>PCR</text:p>
          </table:table-cell>
          <table:table-cell table:style-name="ce5" office:value-type="string">
            <text:p>RT-PCR</text:p>
          </table:table-cell>
          <table:table-cell table:style-name="Default" table:number-columns-repeated="1019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?Avian</text:p>
          </table:table-cell>
          <table:table-cell table:style-name="ce5" office:value-type="string">
            <text:p>Lab/Closur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TOPO Clone</text:p>
          </table:table-cell>
          <table:table-cell table:style-name="Default" table:number-columns-repeated="1019"/>
        </table:table-row>
        <table:table-row table:style-name="ro2">
          <table:table-cell table:style-name="ce5" table:number-columns-repeated="5"/>
          <table:table-cell table:style-name="Default" table:number-columns-repeated="1019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ssemble</text:p>
          </table:table-cell>
          <table:table-cell office:value-type="string">
            <text:p>Lab/Closure</text:p>
          </table:table-cell>
          <table:table-cell office:value-type="string">
            <text:p>PCR</text:p>
          </table:table-cell>
          <table:table-cell office:value-type="string">
            <text:p>5' RACE PCR</text:p>
          </table:table-cell>
          <table:table-cell table:number-columns-repeated="1019"/>
        </table:table-row>
        <table:table-row table:style-name="ro2">
          <table:table-cell table:style-name="ce7" office:value-type="float" office:value="19">
            <text:p>19</text:p>
          </table:table-cell>
          <table:table-cell table:style-name="ce7" office:value-type="string">
            <text:p>Assemble</text:p>
          </table:table-cell>
          <table:table-cell table:style-name="ce7" office:value-type="string">
            <text:p>Assemble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Assemble</text:p>
          </table:table-cell>
          <table:table-cell table:style-name="ce14"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ssembl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Coverage Analysis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ssemble</text:p>
          </table:table-cell>
          <table:table-cell office:value-type="string">
            <text:p>Closure</text:p>
          </table:table-cell>
          <table:table-cell office:value-type="string">
            <text:p>Edit</text:p>
          </table:table-cell>
          <table:table-cell office:value-type="string">
            <text:p>Edit BAC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ssembl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Final Check</text:p>
          </table:table-cell>
          <table:table-cell table:number-columns-repeated="1019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7" office:value-type="string">
            <text:p>Assemble</text:p>
          </table:table-cell>
          <table:table-cell table:style-name="ce7" office:value-type="string">
            <text:p>Assemble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Reassemble</text:p>
          </table:table-cell>
          <table:table-cell table:style-name="ce14" table:number-columns-repeated="1019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ssemble</text:p>
          </table:table-cell>
          <table:table-cell office:value-type="string">
            <text:p>Lab/Closure</text:p>
          </table:table-cell>
          <table:table-cell office:value-type="string">
            <text:p>PCR</text:p>
          </table:table-cell>
          <table:table-cell office:value-type="string">
            <text:p>redo RT-PCR sequencing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ssembl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Repeat Amplicon</text:p>
          </table:table-cell>
          <table:table-cell table:number-columns-repeated="1019"/>
        </table:table-row>
        <table:table-row table:style-name="ro2">
          <table:table-cell table:style-name="ce8" office:value-type="float" office:value="1878">
            <text:p>1878</text:p>
          </table:table-cell>
          <table:table-cell table:style-name="ce8" office:value-type="string">
            <text:p>Assemble</text:p>
          </table:table-cell>
          <table:table-cell table:style-name="ce8" office:value-type="string">
            <text:p>Lab/Closure</text:p>
          </table:table-cell>
          <table:table-cell table:style-name="ce8" office:value-type="string">
            <text:p>Sequence</text:p>
          </table:table-cell>
          <table:table-cell table:style-name="ce8" office:value-type="string">
            <text:p>Resequence</text:p>
          </table:table-cell>
          <table:table-cell table:style-name="ce15"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ssembl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Resolve discrepancy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ssembl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Resolve frameshift</text:p>
          </table:table-cell>
          <table:table-cell table:number-columns-repeated="1019"/>
        </table:table-row>
        <table:table-row table:style-name="ro2">
          <table:table-cell table:style-name="ce8" office:value-type="float" office:value="3557">
            <text:p>3557</text:p>
          </table:table-cell>
          <table:table-cell table:style-name="ce8" office:value-type="string">
            <text:p>Assemble</text:p>
          </table:table-cell>
          <table:table-cell table:style-name="ce8" office:value-type="string">
            <text:p>Lab/Closure</text:p>
          </table:table-cell>
          <table:table-cell table:style-name="ce8" office:value-type="string">
            <text:p>PCR</text:p>
          </table:table-cell>
          <table:table-cell table:style-name="ce8" office:value-type="string">
            <text:p>RT-PCR</text:p>
          </table:table-cell>
          <table:table-cell table:style-name="ce15"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ssembl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SAP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Assemble</text:p>
          </table:table-cell>
          <table:table-cell office:value-type="string">
            <text:p>Lab/Closure</text:p>
          </table:table-cell>
          <table:table-cell table:number-columns-repeated="2" office:value-type="string">
            <text:p>Sequenc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ssemble</text:p>
          </table:table-cell>
          <table:table-cell office:value-type="string">
            <text:p>Deliver Data</text:p>
          </table:table-cell>
          <table:table-cell office:value-type="string">
            <text:p>None</text:p>
          </table:table-cell>
          <table:table-cell office:value-type="string">
            <text:p>Submit Assembly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ssembl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TOPO Clone</text:p>
          </table:table-cell>
          <table:table-cell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table:style-name="ce7" office:value-type="float" office:value="347">
            <text:p>347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PCR</text:p>
          </table:table-cell>
          <table:table-cell table:style-name="ce7" office:value-type="string">
            <text:p>5' RACE PCR</text:p>
          </table:table-cell>
          <table:table-cell table:style-name="ce14" table:number-columns-repeated="1019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losure</text:p>
          </table:table-cell>
          <table:table-cell office:value-type="string">
            <text:p>Assemble</text:p>
          </table:table-cell>
          <table:table-cell office:value-type="string">
            <text:p>None</text:p>
          </table:table-cell>
          <table:table-cell office:value-type="string">
            <text:p>Assemble</text:p>
          </table:table-cell>
          <table:table-cell table:number-columns-repeated="1019"/>
        </table:table-row>
        <table:table-row table:style-name="ro2">
          <table:table-cell table:style-name="ce7" office:value-type="float" office:value="490">
            <text:p>490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Cover 1x Area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Coverage Analysis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33">
            <text:p>33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Edit</text:p>
          </table:table-cell>
          <table:table-cell table:style-name="ce7" office:value-type="string">
            <text:p>Edit BAC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nal Check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6088">
            <text:p>6088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PCR</text:p>
          </table:table-cell>
          <table:table-cell table:style-name="ce7" office:value-type="string">
            <text:p>PCR</text:p>
          </table:table-cell>
          <table:table-cell table:style-name="ce14"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losure</text:p>
          </table:table-cell>
          <table:table-cell office:value-type="string">
            <text:p>Assemble</text:p>
          </table:table-cell>
          <table:table-cell office:value-type="string">
            <text:p>None</text:p>
          </table:table-cell>
          <table:table-cell office:value-type="string">
            <text:p>Reassemble</text:p>
          </table:table-cell>
          <table:table-cell table:number-columns-repeated="1019"/>
        </table:table-row>
        <table:table-row table:style-name="ro2">
          <table:table-cell table:style-name="ce7" office:value-type="float" office:value="86">
            <text:p>86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PCR</text:p>
          </table:table-cell>
          <table:table-cell table:style-name="ce7" office:value-type="string">
            <text:p>redo RT-PCR sequencing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2282">
            <text:p>2282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Repeat Amplicon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6513">
            <text:p>6513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Sequence</text:p>
          </table:table-cell>
          <table:table-cell table:style-name="ce7" office:value-type="string">
            <text:p>Resequence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Resolve Ambiguity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Resolve discrepancy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Resolve frameshift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30531">
            <text:p>30531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PCR</text:p>
          </table:table-cell>
          <table:table-cell table:style-name="ce7" office:value-type="string">
            <text:p>RT-PCR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SAP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28">
            <text:p>28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Sequence</text:p>
          </table:table-cell>
          <table:table-cell table:style-name="ce7" office:value-type="string">
            <text:p>Sequence</text:p>
          </table:table-cell>
          <table:table-cell table:style-name="ce14"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losure</text:p>
          </table:table-cell>
          <table:table-cell office:value-type="string">
            <text:p>Deliver Data</text:p>
          </table:table-cell>
          <table:table-cell office:value-type="string">
            <text:p>None</text:p>
          </table:table-cell>
          <table:table-cell office:value-type="string">
            <text:p>Submit</text:p>
          </table:table-cell>
          <table:table-cell table:number-columns-repeated="1019"/>
        </table:table-row>
        <table:table-row table:style-name="ro2">
          <table:table-cell table:style-name="ce7" office:value-type="float" office:value="46">
            <text:p>46</text:p>
          </table:table-cell>
          <table:table-cell table:style-name="ce7" office:value-type="string">
            <text:p>Closure</text:p>
          </table:table-cell>
          <table:table-cell table:style-name="ce7" table:number-columns-repeated="2"/>
          <table:table-cell table:style-name="ce7" office:value-type="string">
            <text:p>TOPO Clone</text:p>
          </table:table-cell>
          <table:table-cell table:style-name="ce14"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ollaborator Review</text:p>
          </table:table-cell>
          <table:table-cell office:value-type="string">
            <text:p>Lab/Closure</text:p>
          </table:table-cell>
          <table:table-cell table:number-columns-repeated="2" office:value-type="string">
            <text:p>PCR</text:p>
          </table:table-cell>
          <table:table-cell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liver Data</text:p>
          </table:table-cell>
          <table:table-cell office:value-type="string">
            <text:p>Assemble</text:p>
          </table:table-cell>
          <table:table-cell office:value-type="string">
            <text:p>None</text:p>
          </table:table-cell>
          <table:table-cell office:value-type="string">
            <text:p>Assembl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liver Data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Coverage Analysis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eliver Data</text:p>
          </table:table-cell>
          <table:table-cell office:value-type="string">
            <text:p>Closure</text:p>
          </table:table-cell>
          <table:table-cell office:value-type="string">
            <text:p>Edit</text:p>
          </table:table-cell>
          <table:table-cell office:value-type="string">
            <text:p>Edit BAC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liver Data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Final Check</text:p>
          </table:table-cell>
          <table:table-cell table:number-columns-repeated="1019"/>
        </table:table-row>
        <table:table-row table:style-name="ro2">
          <table:table-cell table:style-name="ce8" office:value-type="float" office:value="256">
            <text:p>256</text:p>
          </table:table-cell>
          <table:table-cell table:style-name="ce8" office:value-type="string">
            <text:p>Deliver Data</text:p>
          </table:table-cell>
          <table:table-cell table:style-name="ce8" office:value-type="string">
            <text:p>Lab/Closure</text:p>
          </table:table-cell>
          <table:table-cell table:style-name="ce8" office:value-type="string">
            <text:p>PCR</text:p>
          </table:table-cell>
          <table:table-cell table:style-name="ce8" office:value-type="string">
            <text:p>PCR</text:p>
          </table:table-cell>
          <table:table-cell table:style-name="ce15" table:number-columns-repeated="1019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eliver Data</text:p>
          </table:table-cell>
          <table:table-cell office:value-type="string">
            <text:p>Assemble</text:p>
          </table:table-cell>
          <table:table-cell office:value-type="string">
            <text:p>None</text:p>
          </table:table-cell>
          <table:table-cell office:value-type="string">
            <text:p>Reassemble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eliver Data</text:p>
          </table:table-cell>
          <table:table-cell office:value-type="string">
            <text:p>Lab/Closure</text:p>
          </table:table-cell>
          <table:table-cell office:value-type="string">
            <text:p>Sequence</text:p>
          </table:table-cell>
          <table:table-cell office:value-type="string">
            <text:p>Resequence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liver Data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Resolve discrepancy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liver Data</text:p>
          </table:table-cell>
          <table:table-cell office:value-type="string">
            <text:p>Lab/Closure</text:p>
          </table:table-cell>
          <table:table-cell office:value-type="string">
            <text:p>PCR</text:p>
          </table:table-cell>
          <table:table-cell office:value-type="string">
            <text:p>RT-PCR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liver Data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SAP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liver Data</text:p>
          </table:table-cell>
          <table:table-cell office:value-type="string">
            <text:p>Lab/Closure</text:p>
          </table:table-cell>
          <table:table-cell table:number-columns-repeated="2" office:value-type="string">
            <text:p>Sequence</text:p>
          </table:table-cell>
          <table:table-cell table:number-columns-repeated="1019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7" office:value-type="string">
            <text:p>Deliver Data</text:p>
          </table:table-cell>
          <table:table-cell table:style-name="ce7" office:value-type="string">
            <text:p>Deliver Data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Submit</text:p>
          </table:table-cell>
          <table:table-cell table:style-name="ce14"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0" office:value-type="string">
            <text:p>Deprecated</text:p>
          </table:table-cell>
          <table:table-cell table:style-name="ce10" office:value-type="string">
            <text:p>Lab/Closure</text:p>
          </table:table-cell>
          <table:table-cell table:style-name="ce10" office:value-type="string">
            <text:p>Sequence</text:p>
          </table:table-cell>
          <table:table-cell table:style-name="ce10" office:value-type="string">
            <text:p>Resequence</text:p>
          </table:table-cell>
          <table:table-cell table:style-name="ce17" table:number-columns-repeated="1019"/>
        </table:table-row>
        <table:table-row table:style-name="ro2">
          <table:table-cell table:style-name="ce10" office:value-type="float" office:value="58">
            <text:p>58</text:p>
          </table:table-cell>
          <table:table-cell table:style-name="ce10" office:value-type="string">
            <text:p>Deprecated</text:p>
          </table:table-cell>
          <table:table-cell table:style-name="ce10" office:value-type="string">
            <text:p>Lab/Closur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RT-PCR</text:p>
          </table:table-cell>
          <table:table-cell table:style-name="ce17"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PCR</text:p>
          </table:table-cell>
          <table:table-cell table:style-name="ce7" office:value-type="string">
            <text:p>5' RACE PCR</text:p>
          </table:table-cell>
          <table:table-cell table:style-name="ce14"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b/Closure</text:p>
          </table:table-cell>
          <table:table-cell office:value-type="string">
            <text:p>Assemble</text:p>
          </table:table-cell>
          <table:table-cell office:value-type="string">
            <text:p>None</text:p>
          </table:table-cell>
          <table:table-cell office:value-type="string">
            <text:p>Assemble</text:p>
          </table:table-cell>
          <table:table-cell table:number-columns-repeated="1019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Cover 1x Area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Coverage Analysis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PCR</text:p>
          </table:table-cell>
          <table:table-cell table:style-name="ce7" office:value-type="string">
            <text:p>PCR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Repeat Amplicon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53">
            <text:p>53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Sequence</text:p>
          </table:table-cell>
          <table:table-cell table:style-name="ce7" office:value-type="string">
            <text:p>Resequence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Resolve discrepancy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474">
            <text:p>474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PCR</text:p>
          </table:table-cell>
          <table:table-cell table:style-name="ce7" office:value-type="string">
            <text:p>RT-PCR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22">
            <text:p>22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SAP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229">
            <text:p>229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Sequence</text:p>
          </table:table-cell>
          <table:table-cell table:style-name="ce7" office:value-type="string">
            <text:p>Sequence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7" office:value-type="string">
            <text:p>Lab/Closure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TOPO Clone</text:p>
          </table:table-cell>
          <table:table-cell table:style-name="ce14"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ceived Sampl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Coverage Analysis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eceived Sample</text:p>
          </table:table-cell>
          <table:table-cell office:value-type="string">
            <text:p>Lab/Closure</text:p>
          </table:table-cell>
          <table:table-cell table:number-columns-repeated="2" office:value-type="string">
            <text:p>PCR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ceived Sample</text:p>
          </table:table-cell>
          <table:table-cell office:value-type="string">
            <text:p>Closure</text:p>
          </table:table-cell>
          <table:table-cell office:value-type="string">
            <text:p>PCR</text:p>
          </table:table-cell>
          <table:table-cell office:value-type="string">
            <text:p>redo RT-PCR sequencing</text:p>
          </table:table-cell>
          <table:table-cell table:number-columns-repeated="1019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ceived Sample</text:p>
          </table:table-cell>
          <table:table-cell office:value-type="string">
            <text:p>Lab/Closure</text:p>
          </table:table-cell>
          <table:table-cell office:value-type="string">
            <text:p>Sequence</text:p>
          </table:table-cell>
          <table:table-cell office:value-type="string">
            <text:p>Resequence</text:p>
          </table:table-cell>
          <table:table-cell table:number-columns-repeated="1019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Received Sample</text:p>
          </table:table-cell>
          <table:table-cell office:value-type="string">
            <text:p>Lab/Closure</text:p>
          </table:table-cell>
          <table:table-cell office:value-type="string">
            <text:p>PCR</text:p>
          </table:table-cell>
          <table:table-cell office:value-type="string">
            <text:p>RT-PCR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ceived Sample</text:p>
          </table:table-cell>
          <table:table-cell office:value-type="string">
            <text:p>Lab/Closure</text:p>
          </table:table-cell>
          <table:table-cell office:value-type="string">
            <text:p>?</text:p>
          </table:table-cell>
          <table:table-cell office:value-type="string">
            <text:p>SAP</text:p>
          </table:table-cell>
          <table:table-cell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ample Published</text:p>
          </table:table-cell>
          <table:table-cell office:value-type="string">
            <text:p>Assemble</text:p>
          </table:table-cell>
          <table:table-cell office:value-type="string">
            <text:p>None</text:p>
          </table:table-cell>
          <table:table-cell office:value-type="string">
            <text:p>Assembl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ample Published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Coverage Analysis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ample Published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Final Check</text:p>
          </table:table-cell>
          <table:table-cell table:number-columns-repeated="1019"/>
        </table:table-row>
        <table:table-row table:style-name="ro2">
          <table:table-cell table:style-name="ce8" office:value-type="float" office:value="232">
            <text:p>232</text:p>
          </table:table-cell>
          <table:table-cell table:style-name="ce8" office:value-type="string">
            <text:p>Sample Published</text:p>
          </table:table-cell>
          <table:table-cell table:style-name="ce8" office:value-type="string">
            <text:p>Lab/Closure</text:p>
          </table:table-cell>
          <table:table-cell table:style-name="ce8" office:value-type="string">
            <text:p>PCR</text:p>
          </table:table-cell>
          <table:table-cell table:style-name="ce8" office:value-type="string">
            <text:p>PCR</text:p>
          </table:table-cell>
          <table:table-cell table:style-name="ce15"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ample Published</text:p>
          </table:table-cell>
          <table:table-cell office:value-type="string">
            <text:p>Assemble</text:p>
          </table:table-cell>
          <table:table-cell office:value-type="string">
            <text:p>None</text:p>
          </table:table-cell>
          <table:table-cell office:value-type="string">
            <text:p>Reassembl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ample Published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Resolve discrepancy</text:p>
          </table:table-cell>
          <table:table-cell table:number-columns-repeated="1019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ample Published</text:p>
          </table:table-cell>
          <table:table-cell office:value-type="string">
            <text:p>Lab/Closure</text:p>
          </table:table-cell>
          <table:table-cell office:value-type="string">
            <text:p>PCR</text:p>
          </table:table-cell>
          <table:table-cell office:value-type="string">
            <text:p>RT-PCR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ample Published</text:p>
          </table:table-cell>
          <table:table-cell office:value-type="string">
            <text:p>Deliver Data</text:p>
          </table:table-cell>
          <table:table-cell office:value-type="string">
            <text:p>None</text:p>
          </table:table-cell>
          <table:table-cell office:value-type="string">
            <text:p>Submit</text:p>
          </table:table-cell>
          <table:table-cell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ubmitted to Genbank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Coverage Analysis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ubmitted to Genbank</text:p>
          </table:table-cell>
          <table:table-cell office:value-type="string">
            <text:p>Closure</text:p>
          </table:table-cell>
          <table:table-cell office:value-type="string">
            <text:p>Edit</text:p>
          </table:table-cell>
          <table:table-cell office:value-type="string">
            <text:p>Edit BAC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bmitted to Genbank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Final Check</text:p>
          </table:table-cell>
          <table:table-cell table:number-columns-repeated="1019"/>
        </table:table-row>
        <table:table-row table:style-name="ro2">
          <table:table-cell table:style-name="ce8" office:value-type="float" office:value="232">
            <text:p>232</text:p>
          </table:table-cell>
          <table:table-cell table:style-name="ce8" office:value-type="string">
            <text:p>Submitted to Genbank</text:p>
          </table:table-cell>
          <table:table-cell table:style-name="ce8" office:value-type="string">
            <text:p>Lab/Closure</text:p>
          </table:table-cell>
          <table:table-cell table:style-name="ce8" office:value-type="string">
            <text:p>PCR</text:p>
          </table:table-cell>
          <table:table-cell table:style-name="ce8" office:value-type="string">
            <text:p>PCR</text:p>
          </table:table-cell>
          <table:table-cell table:style-name="ce15"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ubmitted to Genbank</text:p>
          </table:table-cell>
          <table:table-cell office:value-type="string">
            <text:p>Lab/Closure</text:p>
          </table:table-cell>
          <table:table-cell office:value-type="string">
            <text:p>Sequence</text:p>
          </table:table-cell>
          <table:table-cell office:value-type="string">
            <text:p>Resequence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ubmitted to Genbank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Resolve discrepancy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ubmitted to Genbank</text:p>
          </table:table-cell>
          <table:table-cell office:value-type="string">
            <text:p>Lab/Closure</text:p>
          </table:table-cell>
          <table:table-cell office:value-type="string">
            <text:p>PCR</text:p>
          </table:table-cell>
          <table:table-cell office:value-type="string">
            <text:p>RT-PCR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bmitted to Genbank</text:p>
          </table:table-cell>
          <table:table-cell office:value-type="string">
            <text:p>Lab/Closure</text:p>
          </table:table-cell>
          <table:table-cell table:number-columns-repeated="2" office:value-type="string">
            <text:p>Sequence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ubmitted to Genbank</text:p>
          </table:table-cell>
          <table:table-cell office:value-type="string">
            <text:p>Deliver Data</text:p>
          </table:table-cell>
          <table:table-cell office:value-type="string">
            <text:p>None</text:p>
          </table:table-cell>
          <table:table-cell office:value-type="string">
            <text:p>Submit</text:p>
          </table:table-cell>
          <table:table-cell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string">
            <text:p>Unresolved</text:p>
          </table:table-cell>
          <table:table-cell table:style-name="ce7" office:value-type="string">
            <text:p>Closure</text:p>
          </table:table-cell>
          <table:table-cell table:style-name="ce7" office:value-type="string">
            <text:p>?</text:p>
          </table:table-cell>
          <table:table-cell table:style-name="ce7" office:value-type="string">
            <text:p>Final Check</text:p>
          </table:table-cell>
          <table:table-cell table:style-name="ce14" table:number-columns-repeated="1019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7" office:value-type="string">
            <text:p>Unresolved</text:p>
          </table:table-cell>
          <table:table-cell table:style-name="ce7" office:value-type="string">
            <text:p>Deliver Data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Submit</text:p>
          </table:table-cell>
          <table:table-cell table:style-name="ce14" table:number-columns-repeated="1019"/>
        </table:table-row>
        <table:table-row table:style-name="ro2">
          <table:table-cell table:style-name="ce9" table:number-columns-repeated="5"/>
          <table:table-cell table:style-name="ce16"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alidat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5' RACE PCR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alidat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Cover 1x Area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alidate</text:p>
          </table:table-cell>
          <table:table-cell office:value-type="string">
            <text:p>Closure</text:p>
          </table:table-cell>
          <table:table-cell office:value-type="string">
            <text:p>?</text:p>
          </table:table-cell>
          <table:table-cell office:value-type="string">
            <text:p>Coverage Analysis</text:p>
          </table:table-cell>
          <table:table-cell table:number-columns-repeated="1019"/>
        </table:table-row>
        <table:table-row table:style-name="ro2">
          <table:table-cell table:style-name="ce8" office:value-type="float" office:value="151">
            <text:p>151</text:p>
          </table:table-cell>
          <table:table-cell table:style-name="ce8" office:value-type="string">
            <text:p>Validate</text:p>
          </table:table-cell>
          <table:table-cell table:style-name="ce8" office:value-type="string">
            <text:p>Lab/Closure</text:p>
          </table:table-cell>
          <table:table-cell table:style-name="ce8" office:value-type="string">
            <text:p>PCR</text:p>
          </table:table-cell>
          <table:table-cell table:style-name="ce8" office:value-type="string">
            <text:p>PCR</text:p>
          </table:table-cell>
          <table:table-cell table:style-name="ce15" table:number-columns-repeated="1019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Validate</text:p>
          </table:table-cell>
          <table:table-cell office:value-type="string">
            <text:p>Lab/Closure</text:p>
          </table:table-cell>
          <table:table-cell office:value-type="string">
            <text:p>Sequence</text:p>
          </table:table-cell>
          <table:table-cell office:value-type="string">
            <text:p>Resequence</text:p>
          </table:table-cell>
          <table:table-cell table:number-columns-repeated="1019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Validate</text:p>
          </table:table-cell>
          <table:table-cell office:value-type="string">
            <text:p>Lab/Closure</text:p>
          </table:table-cell>
          <table:table-cell office:value-type="string">
            <text:p>PCR</text:p>
          </table:table-cell>
          <table:table-cell office:value-type="string">
            <text:p>RT-PCR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10/05/2012</text:date>, <text:time>12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10-04T11:59:52</meta:creation-date>
    <dc:date>2012-10-05T12:48:52</dc:date>
    <dc:creator>Peter Edworthy</dc:creator>
    <meta:editing-duration>PT00H47M40S</meta:editing-duration>
    <meta:editing-cycles>2</meta:editing-cycles>
    <meta:generator>OpenOffice.org/3.1$Unix OpenOffice.org_project/310m19$Build-9420</meta:generator>
    <meta:document-statistic meta:table-count="4" meta:cell-count="897" meta:object-count="0"/>
  </office:meta>
</office:document-meta>
</file>